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" svg:font-family="'Nimbus Sans'" style:font-family-generic="swiss" style:font-pitch="variable"/>
    <style:font-face style:name="DejaVu Sans1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9pt"/>
    </style:style>
    <style:style style:name="co2" style:family="table-column">
      <style:table-column-properties fo:break-before="auto" style:column-width="55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a6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map style:condition="cell-content()!=1" style:apply-style-name="Bad" style:base-cell-address="sendloc1_trans1_laketrial_aug13_2018_main_lobe_mag.E39"/>
    </style:style>
    <style:style style:name="ce16" style:family="table-cell" style:parent-style-name="Default">
      <style:map style:condition="cell-content()&gt;1.001" style:apply-style-name="Bad" style:base-cell-address="sendloc1_trans1_laketrial_aug13_2018_main_lobe_mag.E40"/>
      <style:map style:condition="cell-content()&lt;0.999" style:apply-style-name="Bad" style:base-cell-address="sendloc1_trans1_laketrial_aug13_2018_main_lobe_mag.E40"/>
      <style:map style:condition="cell-content-is-between(0.999,1.001)" style:apply-style-name="Good" style:base-cell-address="sendloc1_trans1_laketrial_aug13_2018_main_lobe_mag.E40"/>
    </style:style>
    <style:style style:name="ce9" style:family="table-cell" style:parent-style-name="Default">
      <style:map style:condition="cell-content()&lt;1.005" style:apply-style-name="Good" style:base-cell-address="sendloc1_trans1_laketrial_aug13_2018_main_lobe_mag.E41"/>
    </style:style>
    <style:style style:name="ce10" style:family="table-cell" style:parent-style-name="Default">
      <style:map style:condition="cell-content()&lt;1.01" style:apply-style-name="Good" style:base-cell-address="sendloc1_trans1_laketrial_aug13_2018_main_lobe_mag.E42"/>
    </style:style>
    <style:style style:name="ce11" style:family="table-cell" style:parent-style-name="Default">
      <style:table-cell-properties fo:background-color="#cccccc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textarea-horizontal-align="justify" draw:textarea-vertical-align="middle" draw:auto-grow-height="false" fo:min-height="14.68pt" fo:min-width="135.24pt"/>
    </style:style>
    <style:style style:name="gr3" style:family="graphic">
      <style:graphic-properties draw:stroke="none" svg:stroke-color="#000000" draw:fill="none" draw:fill-color="#ffffff" fo:min-height="203.87pt"/>
    </style:style>
    <style:style style:name="gr4" style:family="graphic">
      <style:graphic-properties draw:stroke="none" svg:stroke-width="1.45pt" svg:stroke-color="#000000" draw:marker-start-width="10.06pt" draw:marker-end-width="10.06pt" draw:fill="solid" draw:fill-color="#ffffff" fo:min-height="146.81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ff"/>
      <style:text-properties fo:color="#ce181e"/>
    </style:style>
    <style:style style:name="T1" style:family="text">
      <style:text-properties fo:color="#ce181e"/>
    </style:style>
    <style:style style:name="T2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endloc1_trans1_laketrial_aug13_2018_main_lobe_mag" table:style-name="ta1">
        <table:shapes>
          <draw:frame draw:z-index="0" draw:style-name="gr1" draw:text-style-name="P1" svg:width="904.56pt" svg:height="534.59pt" svg:x="658.69pt" svg:y="8.31pt">
            <draw:object draw:notify-on-update-of-ranges="sendloc1_trans1_laketrial_aug13_2018_main_lobe_mag.A1:sendloc1_trans1_laketrial_aug13_2018_main_lobe_mag.A37 sendloc1_trans1_laketrial_aug13_2018_main_lobe_mag.C1:sendloc1_trans1_laketrial_aug13_2018_main_lobe_mag.C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z-index="1" draw:style-name="gr2" draw:text-style-name="P2" svg:width="154.54pt" svg:height="29.37pt" svg:x="270.79pt" svg:y="207.01pt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" draw:style-name="gr3" draw:text-style-name="P3" svg:width="135.78pt" svg:height="203.87pt" svg:x="432.37pt" svg:y="167.19pt">
            <draw:text-box>
              <text:p>Is this the signal’s beginning? This could simply be the rcvr getting sat?<text:line-break/><text:line-break/><text:line-break/>discard min/max or discard 30% away from median?</text:p>
              <text:p/>
              <text:p><text:span text:style-name="T1">ANSWER:</text:span></text:p>
              <text:p><text:span text:style-name="T2">No, and no it is not transient. This is the signal maxima</text:span></text:p>
              <text:p><text:span text:style-name="T2"/></text:p>
              <text:p><text:span text:style-name="T2">Discard max/min is a bad idea given the distribution of power signal</text:span></text:p>
            </draw:text-box>
          </draw:frame>
          <draw:frame draw:z-index="3" draw:style-name="gr4" draw:text-style-name="P4" svg:width="243.5pt" svg:height="146.81pt" svg:x="1112.17pt" svg:y="76.82pt">
            <draw:text-box>
              <text:p><text:span text:style-name="T1">For no good reason whatsoever it seems to enforce some kind of exterpolated local maxima at some areas.</text:span></text:p>
              <text:p><text:span text:style-name="T1"/></text:p>
              <text:p><text:span text:style-name="T1">Possibly due to polynomial smoothing.</text:span></text:p>
              <text:p><text:span text:style-name="T1"/></text:p>
              <text:p><text:span text:style-name="T1">It is important to note that this is an artificial feature, and has absolutely nothing to do with the data itself.</text:span></text:p>
            </draw:text-box>
          </draw:frame>
          <draw:frame draw:z-index="4" draw:style-name="gr1" draw:text-style-name="P1" svg:width="453.43pt" svg:height="255.23pt" svg:x="654.04pt" svg:y="588.81pt">
            <draw:object draw:notify-on-update-of-ranges="sendloc1_trans1_laketrial_aug13_2018_main_lobe_mag.A1:sendloc1_trans1_laketrial_aug13_2018_main_lobe_mag.A37 sendloc1_trans1_laketrial_aug13_2018_main_lobe_mag.E1:sendloc1_trans1_laketrial_aug13_2018_main_lobe_mag.E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054" calcext:value-type="float">
            <text:p>0.025054</text:p>
          </table:table-cell>
          <table:table-cell table:formula="of:=POWER([.B1];2)" office:value-type="float" office:value="0.000627702916" calcext:value-type="float">
            <text:p>0.000627702916</text:p>
          </table:table-cell>
          <table:table-cell table:formula="of:=10*LOG10([.C1])" office:value-type="float" office:value="-32.0224585382536" calcext:value-type="float">
            <text:p>-32.0224585382536</text:p>
          </table:table-cell>
          <table:table-cell table:formula="of:=[.C1]/308.0094773" office:value-type="float" office:value="0.00000203793377237097" calcext:value-type="float">
            <text:p>2.03793377237097E-0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0225" calcext:value-type="float">
            <text:p>0.020225</text:p>
          </table:table-cell>
          <table:table-cell table:formula="of:=POWER([.B2];2)" office:value-type="float" office:value="0.000409050625" calcext:value-type="float">
            <text:p>0.000409050625</text:p>
          </table:table-cell>
          <table:table-cell table:formula="of:=10*LOG10([.C2])" office:value-type="float" office:value="-33.8822293943138" calcext:value-type="float">
            <text:p>-33.8822293943138</text:p>
          </table:table-cell>
          <table:table-cell table:formula="of:=[.C2]/308.0094773" office:value-type="float" office:value="0.00000132804558023903" calcext:value-type="float">
            <text:p>1.32804558023903E-0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0589" calcext:value-type="float">
            <text:p>0.010589</text:p>
          </table:table-cell>
          <table:table-cell table:formula="of:=POWER([.B3];2)" office:value-type="float" office:value="0.000112126921" calcext:value-type="float">
            <text:p>0.000112126921</text:p>
          </table:table-cell>
          <table:table-cell table:formula="of:=10*LOG10([.C3])" office:value-type="float" office:value="-39.5029010338996" calcext:value-type="float">
            <text:p>-39.5029010338996</text:p>
          </table:table-cell>
          <table:table-cell table:formula="of:=[.C3]/308.0094773" office:value-type="float" office:value="0.00000036403724321375" calcext:value-type="float">
            <text:p>3.6403724321375E-0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0002" calcext:value-type="float">
            <text:p>0.010002</text:p>
          </table:table-cell>
          <table:table-cell table:formula="of:=POWER([.B4];2)" office:value-type="float" office:value="0.000100040004" calcext:value-type="float">
            <text:p>0.000100040004</text:p>
          </table:table-cell>
          <table:table-cell table:formula="of:=10*LOG10([.C4])" office:value-type="float" office:value="-39.998262995767" calcext:value-type="float">
            <text:p>-39.998262995767</text:p>
          </table:table-cell>
          <table:table-cell table:formula="of:=[.C4]/308.0094773" office:value-type="float" office:value="0.000000324795213695848" calcext:value-type="float">
            <text:p>3.24795213695848E-0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9595" calcext:value-type="float">
            <text:p>0.019595</text:p>
          </table:table-cell>
          <table:table-cell table:formula="of:=POWER([.B5];2)" office:value-type="float" office:value="0.000383964025" calcext:value-type="float">
            <text:p>0.000383964025</text:p>
          </table:table-cell>
          <table:table-cell table:formula="of:=10*LOG10([.C5])" office:value-type="float" office:value="-34.1570946437176" calcext:value-type="float">
            <text:p>-34.1570946437176</text:p>
          </table:table-cell>
          <table:table-cell table:formula="of:=[.C5]/308.0094773" office:value-type="float" office:value="0.00000124659808641544" calcext:value-type="float">
            <text:p>1.24659808641544E-0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206" calcext:value-type="float">
            <text:p>0.005206</text:p>
          </table:table-cell>
          <table:table-cell table:formula="of:=POWER([.B6];2)" office:value-type="float" office:value="0.000027102436" calcext:value-type="float">
            <text:p>2.7102436E-05</text:p>
          </table:table-cell>
          <table:table-cell table:formula="of:=10*LOG10([.C6])" office:value-type="float" office:value="-45.6699167245357" calcext:value-type="float">
            <text:p>-45.6699167245357</text:p>
          </table:table-cell>
          <table:table-cell table:formula="of:=[.C6]/308.0094773" office:value-type="float" office:value="0.0000000879922145174849" calcext:value-type="float">
            <text:p>8.79922145174849E-08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9044" calcext:value-type="float">
            <text:p>0.009044</text:p>
          </table:table-cell>
          <table:table-cell table:formula="of:=POWER([.B7];2)" office:value-type="float" office:value="0.000081793936" calcext:value-type="float">
            <text:p>8.1793936E-05</text:p>
          </table:table-cell>
          <table:table-cell table:formula="of:=10*LOG10([.C7])" office:value-type="float" office:value="-40.8727889265336" calcext:value-type="float">
            <text:p>-40.8727889265336</text:p>
          </table:table-cell>
          <table:table-cell table:formula="of:=[.C7]/308.0094773" office:value-type="float" office:value="0.000000265556555976792" calcext:value-type="float">
            <text:p>2.65556555976792E-0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4144" calcext:value-type="float">
            <text:p>0.014144</text:p>
          </table:table-cell>
          <table:table-cell table:formula="of:=POWER([.B8];2)" office:value-type="float" office:value="0.000200052736" calcext:value-type="float">
            <text:p>0.000200052736</text:p>
          </table:table-cell>
          <table:table-cell table:formula="of:=10*LOG10([.C8])" office:value-type="float" office:value="-36.98855504662" calcext:value-type="float">
            <text:p>-36.98855504662</text:p>
          </table:table-cell>
          <table:table-cell table:formula="of:=[.C8]/308.0094773" office:value-type="float" office:value="0.000000649501884661651" calcext:value-type="float">
            <text:p>6.49501884661651E-07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936" calcext:value-type="float">
            <text:p>0.00936</text:p>
          </table:table-cell>
          <table:table-cell table:formula="of:=POWER([.B9];2)" office:value-type="float" office:value="0.0000876096" calcext:value-type="float">
            <text:p>8.76096E-05</text:p>
          </table:table-cell>
          <table:table-cell table:formula="of:=10*LOG10([.C9])" office:value-type="float" office:value="-40.5744830252379" calcext:value-type="float">
            <text:p>-40.5744830252379</text:p>
          </table:table-cell>
          <table:table-cell table:formula="of:=[.C9]/308.0094773" office:value-type="float" office:value="0.000000284438000960174" calcext:value-type="float">
            <text:p>2.84438000960174E-07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7097" calcext:value-type="float">
            <text:p>0.007097</text:p>
          </table:table-cell>
          <table:table-cell table:formula="of:=POWER([.B10];2)" office:value-type="float" office:value="0.000050367409" calcext:value-type="float">
            <text:p>5.0367409E-05</text:p>
          </table:table-cell>
          <table:table-cell table:formula="of:=10*LOG10([.C10])" office:value-type="float" office:value="-42.9785038954223" calcext:value-type="float">
            <text:p>-42.9785038954223</text:p>
          </table:table-cell>
          <table:table-cell table:formula="of:=[.C10]/308.0094773" office:value-type="float" office:value="0.000000163525516946812" calcext:value-type="float">
            <text:p>1.63525516946812E-07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4979" calcext:value-type="float">
            <text:p>0.014979</text:p>
          </table:table-cell>
          <table:table-cell table:formula="of:=POWER([.B11];2)" office:value-type="float" office:value="0.000224370441" calcext:value-type="float">
            <text:p>0.000224370441</text:p>
          </table:table-cell>
          <table:table-cell table:formula="of:=10*LOG10([.C11])" office:value-type="float" office:value="-36.4903435845046" calcext:value-type="float">
            <text:p>-36.4903435845046</text:p>
          </table:table-cell>
          <table:table-cell table:formula="of:=[.C11]/308.0094773" office:value-type="float" office:value="0.000000728453042960961" calcext:value-type="float">
            <text:p>7.28453042960961E-0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7585" calcext:value-type="float">
            <text:p>0.007585</text:p>
          </table:table-cell>
          <table:table-cell table:formula="of:=POWER([.B12];2)" office:value-type="float" office:value="0.000057532225" calcext:value-type="float">
            <text:p>5.7532225E-05</text:p>
          </table:table-cell>
          <table:table-cell table:formula="of:=10*LOG10([.C12])" office:value-type="float" office:value="-42.400888297545" calcext:value-type="float">
            <text:p>-42.400888297545</text:p>
          </table:table-cell>
          <table:table-cell table:formula="of:=[.C12]/308.0094773" office:value-type="float" office:value="0.000000186787190784925" calcext:value-type="float">
            <text:p>1.86787190784925E-0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4659" calcext:value-type="float">
            <text:p>0.004659</text:p>
          </table:table-cell>
          <table:table-cell table:formula="of:=POWER([.B13];2)" office:value-type="float" office:value="0.000021706281" calcext:value-type="float">
            <text:p>2.1706281E-05</text:p>
          </table:table-cell>
          <table:table-cell table:formula="of:=10*LOG10([.C13])" office:value-type="float" office:value="-46.6341457910356" calcext:value-type="float">
            <text:p>-46.6341457910356</text:p>
          </table:table-cell>
          <table:table-cell table:formula="of:=[.C13]/308.0094773" office:value-type="float" office:value="0.0000000704727698325275" calcext:value-type="float">
            <text:p>7.04727698325275E-0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0162" calcext:value-type="float">
            <text:p>0.010162</text:p>
          </table:table-cell>
          <table:table-cell table:formula="of:=POWER([.B14];2)" office:value-type="float" office:value="0.000103266244" calcext:value-type="float">
            <text:p>0.000103266244</text:p>
          </table:table-cell>
          <table:table-cell table:formula="of:=10*LOG10([.C14])" office:value-type="float" office:value="-39.8604161885145" calcext:value-type="float">
            <text:p>-39.8604161885145</text:p>
          </table:table-cell>
          <table:table-cell table:formula="of:=[.C14]/308.0094773" office:value-type="float" office:value="0.000000335269696586054" calcext:value-type="float">
            <text:p>3.35269696586054E-07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7626" calcext:value-type="float">
            <text:p>0.017626</text:p>
          </table:table-cell>
          <table:table-cell table:formula="of:=POWER([.B15];2)" office:value-type="float" office:value="0.000310675876" calcext:value-type="float">
            <text:p>0.000310675876</text:p>
          </table:table-cell>
          <table:table-cell table:formula="of:=10*LOG10([.C15])" office:value-type="float" office:value="-35.076924684278" calcext:value-type="float">
            <text:p>-35.076924684278</text:p>
          </table:table-cell>
          <table:table-cell table:formula="of:=[.C15]/308.0094773" office:value-type="float" office:value="0.00000100865687226047" calcext:value-type="float">
            <text:p>1.00865687226047E-0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7894" calcext:value-type="float">
            <text:p>0.007894</text:p>
          </table:table-cell>
          <table:table-cell table:formula="of:=POWER([.B16];2)" office:value-type="float" office:value="0.000062315236" calcext:value-type="float">
            <text:p>6.2315236E-05</text:p>
          </table:table-cell>
          <table:table-cell table:formula="of:=10*LOG10([.C16])" office:value-type="float" office:value="-42.0540575588101" calcext:value-type="float">
            <text:p>-42.0540575588101</text:p>
          </table:table-cell>
          <table:table-cell table:formula="of:=[.C16]/308.0094773" office:value-type="float" office:value="0.000000202315969450853" calcext:value-type="float">
            <text:p>2.02315969450853E-07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2658" calcext:value-type="float">
            <text:p>0.012658</text:p>
          </table:table-cell>
          <table:table-cell table:formula="of:=POWER([.B17];2)" office:value-type="float" office:value="0.000160224964" calcext:value-type="float">
            <text:p>0.000160224964</text:p>
          </table:table-cell>
          <table:table-cell table:formula="of:=10*LOG10([.C17])" office:value-type="float" office:value="-37.9526981732294" calcext:value-type="float">
            <text:p>-37.9526981732294</text:p>
          </table:table-cell>
          <table:table-cell table:formula="of:=[.C17]/308.0094773" office:value-type="float" office:value="0.000000520194915443922" calcext:value-type="float">
            <text:p>5.20194915443922E-07</text:p>
          </table:table-cell>
          <table:table-cell table:number-columns-repeated="101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.549915" calcext:value-type="float">
            <text:p>17.549915</text:p>
          </table:table-cell>
          <table:table-cell table:style-name="ce1" table:formula="of:=POWER([.B18];2)" office:value-type="float" office:value="307.999516507225" calcext:value-type="float">
            <text:p>307.999516507225</text:p>
          </table:table-cell>
          <table:table-cell table:style-name="ce1" table:formula="of:=10*LOG10([.C18])" office:value-type="float" office:value="24.8855003475236" calcext:value-type="float">
            <text:p>24.8855003475236</text:p>
          </table:table-cell>
          <table:table-cell table:style-name="ce1" table:formula="of:=[.C18]/308.0094773" office:value-type="float" office:value="0.999967660758811" calcext:value-type="float">
            <text:p>0.999967660758811</text:p>
          </table:table-cell>
          <table:table-cell table:number-columns-repeated="2"/>
          <table:table-cell table:style-name="ce2" table:formula="of:=3150+(85*17)" office:value-type="float" office:value="4595" calcext:value-type="float">
            <text:p>4595</text:p>
          </table:table-cell>
          <table:table-cell table:formula="of:=[.H18]/44100" office:value-type="float" office:value="0.104195011337868" calcext:value-type="float">
            <text:p>0.104195011337868</text:p>
          </table:table-cell>
          <table:table-cell table:number-columns-repeated="101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25836" calcext:value-type="float">
            <text:p>0.025836</text:p>
          </table:table-cell>
          <table:table-cell table:style-name="ce2" table:formula="of:=POWER([.B19];2)" office:value-type="float" office:value="0.000667498896" calcext:value-type="float">
            <text:p>0.000667498896</text:p>
          </table:table-cell>
          <table:table-cell table:style-name="ce2" table:formula="of:=10*LOG10([.C19])" office:value-type="float" office:value="-31.7554944825778" calcext:value-type="float">
            <text:p>-31.7554944825778</text:p>
          </table:table-cell>
          <table:table-cell table:formula="of:=[.C19]/308.0094773" office:value-type="float" office:value="0.00000216713752398553" calcext:value-type="float">
            <text:p>2.16713752398553E-06</text:p>
          </table:table-cell>
          <table:table-cell table:style-name="ce2" table:number-columns-repeated="2"/>
          <table:table-cell/>
          <table:table-cell table:style-name="ce2"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1738" calcext:value-type="float">
            <text:p>0.021738</text:p>
          </table:table-cell>
          <table:table-cell table:formula="of:=POWER([.B20];2)" office:value-type="float" office:value="0.000472540644" calcext:value-type="float">
            <text:p>0.000472540644</text:p>
          </table:table-cell>
          <table:table-cell table:formula="of:=10*LOG10([.C20])" office:value-type="float" office:value="-33.2556083116364" calcext:value-type="float">
            <text:p>-33.2556083116364</text:p>
          </table:table-cell>
          <table:table-cell table:formula="of:=[.C20]/308.0094773" office:value-type="float" office:value="0.00000153417566284737" calcext:value-type="float">
            <text:p>1.53417566284737E-06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2598" calcext:value-type="float">
            <text:p>0.012598</text:p>
          </table:table-cell>
          <table:table-cell table:formula="of:=POWER([.B21];2)" office:value-type="float" office:value="0.000158709604" calcext:value-type="float">
            <text:p>0.000158709604</text:p>
          </table:table-cell>
          <table:table-cell table:formula="of:=10*LOG10([.C21])" office:value-type="float" office:value="-37.9939679197229" calcext:value-type="float">
            <text:p>-37.9939679197229</text:p>
          </table:table-cell>
          <table:table-cell table:formula="of:=[.C21]/308.0094773" office:value-type="float" office:value="0.0000005152750668299" calcext:value-type="float">
            <text:p>5.152750668299E-07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25783" calcext:value-type="float">
            <text:p>0.025783</text:p>
          </table:table-cell>
          <table:table-cell table:formula="of:=POWER([.B22];2)" office:value-type="float" office:value="0.000664763089" calcext:value-type="float">
            <text:p>0.000664763089</text:p>
          </table:table-cell>
          <table:table-cell table:formula="of:=10*LOG10([.C22])" office:value-type="float" office:value="-31.7733310277487" calcext:value-type="float">
            <text:p>-31.7733310277487</text:p>
          </table:table-cell>
          <table:table-cell table:formula="of:=[.C22]/308.0094773" office:value-type="float" office:value="0.00000215825530703564" calcext:value-type="float">
            <text:p>2.15825530703564E-0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5882" calcext:value-type="float">
            <text:p>0.005882</text:p>
          </table:table-cell>
          <table:table-cell table:formula="of:=POWER([.B23];2)" office:value-type="float" office:value="0.000034597924" calcext:value-type="float">
            <text:p>3.4597924E-05</text:p>
          </table:table-cell>
          <table:table-cell table:formula="of:=10*LOG10([.C23])" office:value-type="float" office:value="-44.609499596579" calcext:value-type="float">
            <text:p>-44.609499596579</text:p>
          </table:table-cell>
          <table:table-cell table:formula="of:=[.C23]/308.0094773" office:value-type="float" office:value="0.000000112327465710744" calcext:value-type="float">
            <text:p>1.12327465710744E-07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21921" calcext:value-type="float">
            <text:p>0.021921</text:p>
          </table:table-cell>
          <table:table-cell table:formula="of:=POWER([.B24];2)" office:value-type="float" office:value="0.000480530241" calcext:value-type="float">
            <text:p>0.000480530241</text:p>
          </table:table-cell>
          <table:table-cell table:formula="of:=10*LOG10([.C24])" office:value-type="float" office:value="-33.1827927587024" calcext:value-type="float">
            <text:p>-33.1827927587024</text:p>
          </table:table-cell>
          <table:table-cell table:formula="of:=[.C24]/308.0094773" office:value-type="float" office:value="0.00000156011511467865" calcext:value-type="float">
            <text:p>1.56011511467865E-06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2039" calcext:value-type="float">
            <text:p>0.022039</text:p>
          </table:table-cell>
          <table:table-cell table:formula="of:=POWER([.B25];2)" office:value-type="float" office:value="0.000485717521" calcext:value-type="float">
            <text:p>0.000485717521</text:p>
          </table:table-cell>
          <table:table-cell table:formula="of:=10*LOG10([.C25])" office:value-type="float" office:value="-33.1361623019718" calcext:value-type="float">
            <text:p>-33.1361623019718</text:p>
          </table:table-cell>
          <table:table-cell table:formula="of:=[.C25]/308.0094773" office:value-type="float" office:value="0.00000157695641464601" calcext:value-type="float">
            <text:p>1.57695641464601E-06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6296" calcext:value-type="float">
            <text:p>0.016296</text:p>
          </table:table-cell>
          <table:table-cell table:formula="of:=POWER([.B26];2)" office:value-type="float" office:value="0.000265559616" calcext:value-type="float">
            <text:p>0.000265559616</text:p>
          </table:table-cell>
          <table:table-cell table:formula="of:=10*LOG10([.C26])" office:value-type="float" office:value="-35.7583796801578" calcext:value-type="float">
            <text:p>-35.7583796801578</text:p>
          </table:table-cell>
          <table:table-cell table:formula="of:=[.C26]/308.0094773" office:value-type="float" office:value="0.00000086218001578356" calcext:value-type="float">
            <text:p>8.6218001578356E-07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2848" calcext:value-type="float">
            <text:p>0.012848</text:p>
          </table:table-cell>
          <table:table-cell table:formula="of:=POWER([.B27];2)" office:value-type="float" office:value="0.000165071104" calcext:value-type="float">
            <text:p>0.000165071104</text:p>
          </table:table-cell>
          <table:table-cell table:formula="of:=10*LOG10([.C27])" office:value-type="float" office:value="-37.8232894413079" calcext:value-type="float">
            <text:p>-37.8232894413079</text:p>
          </table:table-cell>
          <table:table-cell table:formula="of:=[.C27]/308.0094773" office:value-type="float" office:value="0.000000535928652088914" calcext:value-type="float">
            <text:p>5.35928652088914E-07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6553" calcext:value-type="float">
            <text:p>0.006553</text:p>
          </table:table-cell>
          <table:table-cell table:formula="of:=POWER([.B28];2)" office:value-type="float" office:value="0.000042941809" calcext:value-type="float">
            <text:p>4.2941809E-05</text:p>
          </table:table-cell>
          <table:table-cell table:formula="of:=10*LOG10([.C28])" office:value-type="float" office:value="-43.6711966408772" calcext:value-type="float">
            <text:p>-43.6711966408772</text:p>
          </table:table-cell>
          <table:table-cell table:formula="of:=[.C28]/308.0094773" office:value-type="float" office:value="0.000000139417167862581" calcext:value-type="float">
            <text:p>1.39417167862581E-07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0461" calcext:value-type="float">
            <text:p>0.010461</text:p>
          </table:table-cell>
          <table:table-cell table:formula="of:=POWER([.B29];2)" office:value-type="float" office:value="0.000109432521" calcext:value-type="float">
            <text:p>0.000109432521</text:p>
          </table:table-cell>
          <table:table-cell table:formula="of:=10*LOG10([.C29])" office:value-type="float" office:value="-39.6085359580872" calcext:value-type="float">
            <text:p>-39.6085359580872</text:p>
          </table:table-cell>
          <table:table-cell table:formula="of:=[.C29]/308.0094773" office:value-type="float" office:value="0.00000035528946043895" calcext:value-type="float">
            <text:p>3.5528946043895E-07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8882" calcext:value-type="float">
            <text:p>0.018882</text:p>
          </table:table-cell>
          <table:table-cell table:formula="of:=POWER([.B30];2)" office:value-type="float" office:value="0.000356529924" calcext:value-type="float">
            <text:p>0.000356529924</text:p>
          </table:table-cell>
          <table:table-cell table:formula="of:=10*LOG10([.C30])" office:value-type="float" office:value="-34.4790401340627" calcext:value-type="float">
            <text:p>-34.4790401340627</text:p>
          </table:table-cell>
          <table:table-cell table:formula="of:=[.C30]/308.0094773" office:value-type="float" office:value="0.00000115752907061604" calcext:value-type="float">
            <text:p>1.15752907061604E-0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0922" calcext:value-type="float">
            <text:p>0.010922</text:p>
          </table:table-cell>
          <table:table-cell table:formula="of:=POWER([.B31];2)" office:value-type="float" office:value="0.000119290084" calcext:value-type="float">
            <text:p>0.000119290084</text:p>
          </table:table-cell>
          <table:table-cell table:formula="of:=10*LOG10([.C31])" office:value-type="float" office:value="-39.2339565560095" calcext:value-type="float">
            <text:p>-39.2339565560095</text:p>
          </table:table-cell>
          <table:table-cell table:formula="of:=[.C31]/308.0094773" office:value-type="float" office:value="0.000000387293550333881" calcext:value-type="float">
            <text:p>3.87293550333881E-07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3248" calcext:value-type="float">
            <text:p>0.023248</text:p>
          </table:table-cell>
          <table:table-cell table:formula="of:=POWER([.B32];2)" office:value-type="float" office:value="0.000540469504" calcext:value-type="float">
            <text:p>0.000540469504</text:p>
          </table:table-cell>
          <table:table-cell table:formula="of:=10*LOG10([.C32])" office:value-type="float" office:value="-32.6722880609211" calcext:value-type="float">
            <text:p>-32.6722880609211</text:p>
          </table:table-cell>
          <table:table-cell table:formula="of:=[.C32]/308.0094773" office:value-type="float" office:value="0.00000175471712343963" calcext:value-type="float">
            <text:p>1.75471712343963E-06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5514" calcext:value-type="float">
            <text:p>0.025514</text:p>
          </table:table-cell>
          <table:table-cell table:formula="of:=POWER([.B33];2)" office:value-type="float" office:value="0.000650964196" calcext:value-type="float">
            <text:p>0.000650964196</text:p>
          </table:table-cell>
          <table:table-cell table:formula="of:=10*LOG10([.C33])" office:value-type="float" office:value="-31.8644289761805" calcext:value-type="float">
            <text:p>-31.8644289761805</text:p>
          </table:table-cell>
          <table:table-cell table:formula="of:=[.C33]/308.0094773" office:value-type="float" office:value="0.00000211345508490949" calcext:value-type="float">
            <text:p>2.11345508490949E-06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20599" calcext:value-type="float">
            <text:p>0.020599</text:p>
          </table:table-cell>
          <table:table-cell table:formula="of:=POWER([.B34];2)" office:value-type="float" office:value="0.000424318801" calcext:value-type="float">
            <text:p>0.000424318801</text:p>
          </table:table-cell>
          <table:table-cell table:formula="of:=10*LOG10([.C34])" office:value-type="float" office:value="-33.7230772479794" calcext:value-type="float">
            <text:p>-33.7230772479794</text:p>
          </table:table-cell>
          <table:table-cell table:formula="of:=[.C34]/308.0094773" office:value-type="float" office:value="0.000001377616054933" calcext:value-type="float">
            <text:p>1.377616054933E-06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6015" calcext:value-type="float">
            <text:p>0.016015</text:p>
          </table:table-cell>
          <table:table-cell table:formula="of:=POWER([.B35];2)" office:value-type="float" office:value="0.000256480225" calcext:value-type="float">
            <text:p>0.000256480225</text:p>
          </table:table-cell>
          <table:table-cell table:formula="of:=10*LOG10([.C35])" office:value-type="float" office:value="-35.9094611400032" calcext:value-type="float">
            <text:p>-35.9094611400032</text:p>
          </table:table-cell>
          <table:table-cell table:formula="of:=[.C35]/308.0094773" office:value-type="float" office:value="0.000000832702380616" calcext:value-type="float">
            <text:p>8.32702380616E-07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31899" calcext:value-type="float">
            <text:p>0.031899</text:p>
          </table:table-cell>
          <table:table-cell table:formula="of:=POWER([.B36];2)" office:value-type="float" office:value="0.001017546201" calcext:value-type="float">
            <text:p>0.001017546201</text:p>
          </table:table-cell>
          <table:table-cell table:formula="of:=10*LOG10([.C36])" office:value-type="float" office:value="-29.9244586280659" calcext:value-type="float">
            <text:p>-29.9244586280659</text:p>
          </table:table-cell>
          <table:table-cell table:formula="of:=[.C36]/308.0094773" office:value-type="float" office:value="0.00000330361977793597" calcext:value-type="float">
            <text:p>3.30361977793597E-06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5285" calcext:value-type="float">
            <text:p>0.005285</text:p>
          </table:table-cell>
          <table:table-cell table:formula="of:=POWER([.B37];2)" office:value-type="float" office:value="0.000027931225" calcext:value-type="float">
            <text:p>2.7931225E-05</text:p>
          </table:table-cell>
          <table:table-cell table:formula="of:=10*LOG10([.C37])" office:value-type="float" office:value="-45.5391001671311" calcext:value-type="float">
            <text:p>-45.5391001671311</text:p>
          </table:table-cell>
          <table:table-cell table:formula="of:=[.C37]/308.0094773" office:value-type="float" office:value="0.0000000906830050972591" calcext:value-type="float">
            <text:p>9.06830050972591E-0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t</text:p>
          </table:table-cell>
          <table:table-cell table:style-name="ce5" office:value-type="string" calcext:value-type="string">
            <text:p>MAG</text:p>
          </table:table-cell>
          <table:table-cell table:style-name="ce5" office:value-type="string" calcext:value-type="string">
            <text:p>MAG^2</text:p>
          </table:table-cell>
          <table:table-cell table:style-name="ce5" office:value-type="string" calcext:value-type="string">
            <text:p>dB</text:p>
          </table:table-cell>
          <table:table-cell table:style-name="ce5" office:value-type="string" calcext:value-type="string">
            <text:p>Pwr Dst</text:p>
          </table:table-cell>
          <table:table-cell table:style-name="ce11" office:value-type="string" calcext:value-type="string">
            <text:p>SUM below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table:formula="of:=SUM([.C1:.C37])" office:value-type="float" office:value="308.009477302229" calcext:value-type="float">
            <text:p>308.009477302229</text:p>
          </table:table-cell>
          <table:table-cell/>
          <table:table-cell table:style-name="ce15" table:formula="of:=SUM([.E2:.E37])" office:value-type="float" office:value="0.999997962073464" calcext:value-type="float">
            <text:p>0.999997962073464</text:p>
          </table:table-cell>
          <table:table-cell table:style-name="ce12" office:value-type="string" calcext:value-type="string">
            <text:p>no error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6" table:formula="of:=SUM([.E2:.E37])" office:value-type="float" office:value="0.999997962073464" calcext:value-type="float">
            <text:p>0.999997962073464</text:p>
          </table:table-cell>
          <table:table-cell table:style-name="ce12" office:value-type="string" calcext:value-type="string">
            <text:p>0.1% error</text:p>
          </table:table-cell>
          <table:table-cell office:value-type="string" calcext:value-type="string">
            <text:p>6-sigma error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9" table:formula="of:=SUM([.E2:.E37])" office:value-type="float" office:value="0.999997962073464" calcext:value-type="float">
            <text:p>0.999997962073464</text:p>
          </table:table-cell>
          <table:table-cell table:style-name="ce12" office:value-type="string" calcext:value-type="string">
            <text:p>0.5% error</text:p>
          </table:table-cell>
          <table:table-cell office:value-type="string" calcext:value-type="string">
            <text:p>3-sigma error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0" table:formula="of:=SUM([.E2:.E37])" office:value-type="float" office:value="0.999997962073464" calcext:value-type="float">
            <text:p>0.999997962073464</text:p>
          </table:table-cell>
          <table:table-cell table:style-name="ce12" office:value-type="string" calcext:value-type="string">
            <text:p>1% error</text:p>
          </table:table-cell>
          <table:table-cell table:number-columns-repeated="1018"/>
        </table:table-row>
        <calcext:conditional-formats>
          <calcext:conditional-format calcext:target-range-address="sendloc1_trans1_laketrial_aug13_2018_main_lobe_mag.E41:sendloc1_trans1_laketrial_aug13_2018_main_lobe_mag.E41">
            <calcext:condition calcext:apply-style-name="Good" calcext:value="&lt;1.005" calcext:base-cell-address="sendloc1_trans1_laketrial_aug13_2018_main_lobe_mag.E41"/>
          </calcext:conditional-format>
          <calcext:conditional-format calcext:target-range-address="sendloc1_trans1_laketrial_aug13_2018_main_lobe_mag.E42:sendloc1_trans1_laketrial_aug13_2018_main_lobe_mag.E42">
            <calcext:condition calcext:apply-style-name="Good" calcext:value="&lt;1.01" calcext:base-cell-address="sendloc1_trans1_laketrial_aug13_2018_main_lobe_mag.E42"/>
          </calcext:conditional-format>
          <calcext:conditional-format calcext:target-range-address="sendloc1_trans1_laketrial_aug13_2018_main_lobe_mag.E40:sendloc1_trans1_laketrial_aug13_2018_main_lobe_mag.E40">
            <calcext:condition calcext:apply-style-name="Bad" calcext:value="&gt;1.001" calcext:base-cell-address="sendloc1_trans1_laketrial_aug13_2018_main_lobe_mag.E40"/>
            <calcext:condition calcext:apply-style-name="Bad" calcext:value="&lt;0.999" calcext:base-cell-address="sendloc1_trans1_laketrial_aug13_2018_main_lobe_mag.E40"/>
            <calcext:condition calcext:apply-style-name="Good" calcext:value="between(0.999,1.001)" calcext:base-cell-address="sendloc1_trans1_laketrial_aug13_2018_main_lobe_mag.E40"/>
          </calcext:conditional-format>
          <calcext:conditional-format calcext:target-range-address="sendloc1_trans1_laketrial_aug13_2018_main_lobe_mag.E39:sendloc1_trans1_laketrial_aug13_2018_main_lobe_mag.E39">
            <calcext:condition calcext:apply-style-name="Bad" calcext:value="!=1" calcext:base-cell-address="sendloc1_trans1_laketrial_aug13_2018_main_lobe_mag.E3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" svg:font-family="'Nimbus Sans'" style:font-family-generic="swiss" style:font-pitch="variable"/>
    <style:font-face style:name="DejaVu Sans1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name-asian="Nimbus Sans1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13:11:06.440535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6T16:16:52.185383508</dc:date>
    <meta:editing-duration>PT4H9M</meta:editing-duration>
    <meta:editing-cycles>19</meta:editing-cycles>
    <meta:generator>LibreOffice/6.1.2.1$Linux_X86_64 LibreOffice_project/10$Build-1</meta:generator>
    <meta:document-statistic meta:table-count="1" meta:cell-count="20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912cm" svg:height="18.86cm" xlink:href=".." xlink:type="simple" chart:class="chart:scatter" chart:style-name="ch1">
        <chart:legend chart:legend-position="end" svg:x="28.901cm" svg:y="9.131cm" style:legend-expansion="high" chart:style-name="ch2"/>
        <chart:plot-area chart:style-name="ch3" table:cell-range-address="sendloc1_trans1_laketrial_aug13_2018_main_lobe_mag.A1:sendloc1_trans1_laketrial_aug13_2018_main_lobe_mag.A37 sendloc1_trans1_laketrial_aug13_2018_main_lobe_mag.C1:sendloc1_trans1_laketrial_aug13_2018_main_lobe_mag.C37" svg:x="0.638cm" svg:y="0.377cm" svg:width="27.625cm" svg:height="18.106cm">
          <chartooo:coordinate-region svg:x="1.524cm" svg:y="0.576cm" svg:width="26.526cm" svg:height="17.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dloc1_trans1_laketrial_aug13_2018_main_lobe_mag.C1:sendloc1_trans1_laketrial_aug13_2018_main_lobe_mag.C37" chart:class="chart:scatter">
            <chart:domain table:cell-range-address="sendloc1_trans1_laketrial_aug13_2018_main_lobe_mag.A1:sendloc1_trans1_laketrial_aug13_2018_main_lobe_mag.A37"/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endloc1_trans1_laketrial_aug13_2018_main_lobe_mag.A1:sendloc1_trans1_laketrial_aug13_2018_main_lobe_mag.A37</svg:desc>
                </draw:g>
              </table:table-cell>
              <table:table-cell office:value-type="float" office:value="0.000627702916">
                <text:p>0.000627702916</text:p>
                <draw:g>
                  <svg:desc>sendloc1_trans1_laketrial_aug13_2018_main_lobe_mag.C1:sendloc1_trans1_laketrial_aug13_2018_main_lobe_mag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409050625">
                <text:p>0.00040905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112126921">
                <text:p>0.000112126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100040004">
                <text:p>0.000100040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383964025">
                <text:p>0.000383964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0027102436">
                <text:p>0.0000271024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0081793936">
                <text:p>0.0000817939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0200052736">
                <text:p>0.000200052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00876096">
                <text:p>0.00008760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0050367409">
                <text:p>0.0000503674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0224370441">
                <text:p>0.0002243704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0057532225">
                <text:p>0.000057532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0021706281">
                <text:p>0.000021706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0103266244">
                <text:p>0.000103266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0310675876">
                <text:p>0.0003106758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0062315236">
                <text:p>0.0000623152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0160224964">
                <text:p>0.0001602249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07.999516507225">
                <text:p>307.999516507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0667498896">
                <text:p>0.0006674988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0472540644">
                <text:p>0.0004725406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0158709604">
                <text:p>0.0001587096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0664763089">
                <text:p>0.0006647630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0034597924">
                <text:p>0.0000345979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00480530241">
                <text:p>0.0004805302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0485717521">
                <text:p>0.0004857175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0265559616">
                <text:p>0.000265559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00165071104">
                <text:p>0.0001650711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0042941809">
                <text:p>0.0000429418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0109432521">
                <text:p>0.0001094325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0356529924">
                <text:p>0.0003565299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0119290084">
                <text:p>0.0001192900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00540469504">
                <text:p>0.0005404695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00650964196">
                <text:p>0.0006509641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00424318801">
                <text:p>0.000424318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00256480225">
                <text:p>0.0002564802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01017546201">
                <text:p>0.0010175462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00027931225">
                <text:p>0.000027931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scatter" chart:style-name="ch1">
        <chart:legend chart:legend-position="end" svg:x="13.013cm" svg:y="4.203cm" style:legend-expansion="high" chart:style-name="ch2"/>
        <chart:plot-area chart:style-name="ch3" table:cell-range-address="sendloc1_trans1_laketrial_aug13_2018_main_lobe_mag.A1:sendloc1_trans1_laketrial_aug13_2018_main_lobe_mag.A37 sendloc1_trans1_laketrial_aug13_2018_main_lobe_mag.E1:sendloc1_trans1_laketrial_aug13_2018_main_lobe_mag.E37" svg:x="0.319cm" svg:y="0.18cm" svg:width="12.375cm" svg:height="8.645cm">
          <chartooo:coordinate-region svg:x="1.099cm" svg:y="0.38cm" svg:width="11.382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dloc1_trans1_laketrial_aug13_2018_main_lobe_mag.E1:sendloc1_trans1_laketrial_aug13_2018_main_lobe_mag.E37" chart:class="chart:scatter">
            <chart:domain table:cell-range-address="sendloc1_trans1_laketrial_aug13_2018_main_lobe_mag.A1:sendloc1_trans1_laketrial_aug13_2018_main_lobe_mag.A37"/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endloc1_trans1_laketrial_aug13_2018_main_lobe_mag.A1:sendloc1_trans1_laketrial_aug13_2018_main_lobe_mag.A37</svg:desc>
                </draw:g>
              </table:table-cell>
              <table:table-cell office:value-type="float" office:value="0.00000203793377237097">
                <text:p>0.00000203793377237097</text:p>
                <draw:g>
                  <svg:desc>sendloc1_trans1_laketrial_aug13_2018_main_lobe_mag.E1:sendloc1_trans1_laketrial_aug13_2018_main_lobe_mag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00132804558023903">
                <text:p>0.00000132804558023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036403724321375">
                <text:p>0.00000036403724321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000324795213695848">
                <text:p>0.0000003247952136958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00124659808641544">
                <text:p>0.00000124659808641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00000879922145174849">
                <text:p>0.00000008799221451748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0000265556555976792">
                <text:p>0.0000002655565559767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0000649501884661651">
                <text:p>0.0000006495018846616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0000284438000960174">
                <text:p>0.000000284438000960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0000163525516946812">
                <text:p>0.000000163525516946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0000728453042960961">
                <text:p>0.0000007284530429609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0000186787190784925">
                <text:p>0.0000001867871907849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00000704727698325275">
                <text:p>0.00000007047276983252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0000335269696586054">
                <text:p>0.0000003352696965860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000100865687226047">
                <text:p>0.000001008656872260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0000202315969450853">
                <text:p>0.0000002023159694508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0000520194915443922">
                <text:p>0.0000005201949154439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99967660758811">
                <text:p>0.9999676607588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000216713752398553">
                <text:p>0.00000216713752398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000153417566284737">
                <text:p>0.000001534175662847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00005152750668299">
                <text:p>0.00000051527506682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000215825530703564">
                <text:p>0.000002158255307035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0000112327465710744">
                <text:p>0.0000001123274657107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0000156011511467865">
                <text:p>0.000001560115114678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000157695641464601">
                <text:p>0.000001576956414646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000086218001578356">
                <text:p>0.000000862180015783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00000535928652088914">
                <text:p>0.0000005359286520889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0000139417167862581">
                <text:p>0.0000001394171678625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000035528946043895">
                <text:p>0.000000355289460438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000115752907061604">
                <text:p>0.000001157529070616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0000387293550333881">
                <text:p>0.0000003872935503338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0000175471712343963">
                <text:p>0.000001754717123439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0000211345508490949">
                <text:p>0.000002113455084909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00001377616054933">
                <text:p>0.0000013776160549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00000832702380616">
                <text:p>0.0000008327023806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0000330361977793597">
                <text:p>0.000003303619777935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000000906830050972591">
                <text:p>0.00000009068300509725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